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85H55M29.234051S" calcext:value-type="time">
            <text:p>1285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3H36M23.181S" calcext:value-type="time">
            <text:p>03:36</text:p>
          </table:table-cell>
          <table:table-cell table:style-name="ce3"/>
          <table:table-cell office:value-type="string" calcext:value-type="string">
            <text:p>AI idle behavior improvement, dialogue multi-character suppor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2H00M06.017S" calcext:value-type="time">
            <text:p>12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7:40:36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1T11:16:38.294000000</dc:date>
    <meta:editing-duration>P56DT21H31M52S</meta:editing-duration>
    <meta:editing-cycles>1500</meta:editing-cycles>
    <meta:generator>LibreOffice/7.2.6.2$Windows_X86_64 LibreOffice_project/b0ec3a565991f7569a5a7f5d24fed7f52653d754</meta:generator>
    <dc:creator>Benjamin Laws</dc:creator>
    <meta:document-statistic meta:table-count="2" meta:cell-count="1839" meta:object-count="0"/>
  </office:meta>
</office:document-meta>
</file>